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4.4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alyzesingleposition Time</text:p>
          </table:table-cell>
          <table:table-cell office:value-type="string" calcext:value-type="string">
            <text:p>Commit 557f272</text:p>
          </table:table-cell>
          <table:table-cell office:value-type="string" calcext:value-type="string">
            <text:p>Commit 0715bad2181e7b6184764bf8255b0fd02301f41b (With Hashmaps and iterative deepening)</text:p>
          </table:table-cell>
        </table:table-row>
        <table:table-row table:style-name="ro1">
          <table:table-cell office:value-type="string" calcext:value-type="string">
            <text:p>Singlethread Depth 3</text:p>
          </table:table-cell>
          <table:table-cell office:value-type="float" office:value="1.06" calcext:value-type="float">
            <text:p>1.0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Singlethread Depth 4</text:p>
          </table:table-cell>
          <table:table-cell office:value-type="float" office:value="7.15" calcext:value-type="float">
            <text:p>7.1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Singlethread Depth 5</text:p>
          </table:table-cell>
          <table:table-cell office:value-type="float" office:value="137" calcext:value-type="float">
            <text:p>137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Singlethread Depth 3-4-5</text:p>
          </table:table-cell>
          <table:table-cell office:value-type="string" calcext:value-type="string">
            <text:p>x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string" calcext:value-type="string">
            <text:p>Multithread Depth 3</text:p>
          </table:table-cell>
          <table:table-cell table:number-columns-repeated="2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ultithread Depth 4</text:p>
          </table:table-cell>
          <table:table-cell office:value-type="float" office:value="1.32" calcext:value-type="float">
            <text:p>1.32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Multithread Depth 5</text:p>
          </table:table-cell>
          <table:table-cell office:value-type="float" office:value="32" calcext:value-type="float">
            <text:p>32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Multithread Depth 3-4-5 Nodes Cut in Half</text:p>
          </table:table-cell>
          <table:table-cell office:value-type="float" office:value="9.22" calcext:value-type="float">
            <text:p>9.22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Multithread Depth 3-4-5 All Nodes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6:48:14.867048849</meta:creation-date>
    <dc:date>2023-05-28T17:06:10.679672023</dc:date>
    <meta:editing-duration>PT17M53S</meta:editing-duration>
    <meta:editing-cycles>6</meta:editing-cycles>
    <meta:generator>LibreOffice/7.3.7.2$Linux_X86_64 LibreOffice_project/30$Build-2</meta:generator>
    <meta:document-statistic meta:table-count="1" meta:cell-count="30" meta:object-count="0"/>
  </office:meta>
</office:document-meta>
</file>